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2.926cm"/>
    </style:style>
    <style:style style:name="Table7.B" style:family="table-column">
      <style:table-column-properties style:column-width="7.214cm"/>
    </style:style>
    <style:style style:name="Table7.C" style:family="table-column">
      <style:table-column-properties style:column-width="6.86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259afb" officeooo:paragraph-rsid="00141a19"/>
    </style:style>
    <style:style style:name="P2" style:family="paragraph" style:parent-style-name="Horizontal_20_Line">
      <style:text-properties officeooo:paragraph-rsid="00141a19"/>
    </style:style>
    <style:style style:name="P3" style:family="paragraph" style:parent-style-name="Table_20_Contents">
      <style:paragraph-properties fo:text-align="center" style:justify-single-word="false"/>
      <style:text-properties officeooo:rsid="00141a19" officeooo:paragraph-rsid="00141a19"/>
    </style:style>
    <style:style style:name="P4" style:family="paragraph" style:parent-style-name="Table_20_Contents">
      <style:text-properties officeooo:paragraph-rsid="00141a19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41a19" officeooo:paragraph-rsid="00141a19" style:font-weight-asian="bold" style:font-weight-complex="bold"/>
    </style:style>
    <style:style style:name="P6" style:family="paragraph" style:parent-style-name="Table_20_Heading">
      <style:text-properties officeooo:paragraph-rsid="00141a19"/>
    </style:style>
    <style:style style:name="P7" style:family="paragraph" style:parent-style-name="Text_20_body">
      <style:text-properties officeooo:rsid="00169e0b" officeooo:paragraph-rsid="00169e0b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169e0b" officeooo:paragraph-rsid="00169e0b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169e0b" officeooo:paragraph-rsid="00169e0b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173eaa" officeooo:paragraph-rsid="00173eaa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17a0da" officeooo:paragraph-rsid="0017a0da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69e0b" officeooo:paragraph-rsid="00169e0b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73eaa" officeooo:paragraph-rsid="00173eaa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weight="normal" officeooo:rsid="00173eaa" officeooo:paragraph-rsid="00173eaa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17a0da" officeooo:paragraph-rsid="0017a0da" style:font-weight-asian="normal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fo:font-weight="normal" officeooo:rsid="0017a0da" officeooo:paragraph-rsid="0017a0da" style:font-weight-asian="normal" style:font-weight-complex="normal"/>
    </style:style>
    <style:style style:name="T1" style:family="text">
      <style:text-properties fo:color="#c9211e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QA(quality assurance)</text:p>
          </table:table-cell>
          <table:table-cell table:style-name="Table1.A1" office:value-type="string">
            <text:p text:style-name="P5">QC (quality control)</text:p>
          </table:table-cell>
        </table:table-row>
        <table:table-row>
          <table:table-cell table:style-name="Table1.A1" office:value-type="string">
            <text:p text:style-name="P3">Process related</text:p>
          </table:table-cell>
          <table:table-cell table:style-name="Table1.A1" office:value-type="string">
            <text:p text:style-name="P3">Actual testers</text:p>
          </table:table-cell>
        </table:table-row>
        <table:table-row>
          <table:table-cell table:style-name="Table1.A1" office:value-type="string">
            <text:p text:style-name="P3">Focous on building quality</text:p>
          </table:table-cell>
          <table:table-cell table:style-name="Table1.A1" office:value-type="string">
            <text:p text:style-name="P3">Focus on testing quality</text:p>
          </table:table-cell>
        </table:table-row>
        <table:table-row>
          <table:table-cell table:style-name="Table1.A1" office:value-type="string">
            <text:p text:style-name="P3">Prevent defaults</text:p>
          </table:table-cell>
          <table:table-cell table:style-name="Table1.A1" office:value-type="string">
            <text:p text:style-name="P3">Detecting degects</text:p>
          </table:table-cell>
        </table:table-row>
        <table:table-row>
          <table:table-cell table:style-name="Table1.A1" office:value-type="string">
            <text:p text:style-name="P3">Process oriented </text:p>
          </table:table-cell>
          <table:table-cell table:style-name="Table1.A1" office:value-type="string">
            <text:p text:style-name="P3">Product oriented</text:p>
          </table:table-cell>
        </table:table-row>
        <table:table-row>
          <table:table-cell table:style-name="Table1.A1" office:value-type="string">
            <text:p text:style-name="P3">Part of entire lifecycle </text:p>
          </table:table-cell>
          <table:table-cell table:style-name="Table1.A1" office:value-type="string">
            <text:p text:style-name="P3">Part of testing</text:p>
          </table:table-cell>
        </table:table-row>
      </table:table>
      <text:p text:style-name="Standard"/>
      <text:h text:style-name="P1" text:outline-level="3"><text:span text:style-name="Strong_20_Emphasis"><text:span text:style-name="T1">Difference Between V-Model and W-Model</text:span>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6"><text:span text:style-name="Strong_20_Emphasis">Aspect</text:span></text:p>
            </table:table-cell>
            <table:table-cell table:style-name="Table7.A1" office:value-type="string">
              <text:p text:style-name="P6"><text:span text:style-name="Strong_20_Emphasis">V-Model</text:span></text:p>
            </table:table-cell>
            <table:table-cell table:style-name="Table7.A1" office:value-type="string">
              <text:p text:style-name="P6"><text:span text:style-name="Strong_20_Emphasis">W-Model</text:span></text:p>
            </table:table-cell>
          </table:table-row>
        </table:table-header-rows>
        <table:table-row>
          <table:table-cell table:style-name="Table7.A1" office:value-type="string">
            <text:p text:style-name="P4"><text:span text:style-name="Strong_20_Emphasis">Approach</text:span></text:p>
          </table:table-cell>
          <table:table-cell table:style-name="Table7.A1" office:value-type="string">
            <text:p text:style-name="P4">A <text:span text:style-name="Strong_20_Emphasis">linear</text:span> process with parallel validation and verification stages.</text:p>
          </table:table-cell>
          <table:table-cell table:style-name="Table7.A1" office:value-type="string">
            <text:p text:style-name="P4">An <text:span text:style-name="Strong_20_Emphasis">enhanced version</text:span> of the V-Model with more focus on continuous testing during each development phase.</text:p>
          </table:table-cell>
        </table:table-row>
        <table:table-row>
          <table:table-cell table:style-name="Table7.A1" office:value-type="string">
            <text:p text:style-name="P4"><text:span text:style-name="Strong_20_Emphasis">Structure</text:span></text:p>
          </table:table-cell>
          <table:table-cell table:style-name="Table7.A1" office:value-type="string">
            <text:p text:style-name="P4">Follows a <text:span text:style-name="Strong_20_Emphasis">V-shaped structure</text:span> where each development phase corresponds to a related testing phase.</text:p>
          </table:table-cell>
          <table:table-cell table:style-name="Table7.A1" office:value-type="string">
            <text:p text:style-name="P4">Uses a <text:span text:style-name="Strong_20_Emphasis">W-shaped structure</text:span>, emphasizing more granular testing at multiple points.</text:p>
          </table:table-cell>
        </table:table-row>
        <table:table-row>
          <table:table-cell table:style-name="Table7.A1" office:value-type="string">
            <text:p text:style-name="P4"><text:span text:style-name="Strong_20_Emphasis">Testing Involvement</text:span></text:p>
          </table:table-cell>
          <table:table-cell table:style-name="Table7.A1" office:value-type="string">
            <text:p text:style-name="P4">Testing begins <text:span text:style-name="Strong_20_Emphasis">after development</text:span> phases complete.</text:p>
          </table:table-cell>
          <table:table-cell table:style-name="Table7.A1" office:value-type="string">
            <text:p text:style-name="P4">Testing is <text:span text:style-name="Strong_20_Emphasis">integrated throughout</text:span> all development stages.</text:p>
          </table:table-cell>
        </table:table-row>
        <table:table-row>
          <table:table-cell table:style-name="Table7.A1" office:value-type="string">
            <text:p text:style-name="P4"><text:span text:style-name="Strong_20_Emphasis">When to Use</text:span></text:p>
          </table:table-cell>
          <table:table-cell table:style-name="Table7.A1" office:value-type="string">
            <text:p text:style-name="P4">Suitable for <text:span text:style-name="Strong_20_Emphasis">small to medium-sized projects</text:span> with clear requirements.</text:p>
          </table:table-cell>
          <table:table-cell table:style-name="Table7.A1" office:value-type="string">
            <text:p text:style-name="P4">Used in <text:span text:style-name="Strong_20_Emphasis">complex projects</text:span> that require continuous validation during development.</text:p>
          </table:table-cell>
        </table:table-row>
        <table:table-row>
          <table:table-cell table:style-name="Table7.A1" office:value-type="string">
            <text:p text:style-name="P4"><text:span text:style-name="Strong_20_Emphasis">Risk Management</text:span></text:p>
          </table:table-cell>
          <table:table-cell table:style-name="Table7.A1" office:value-type="string">
            <text:p text:style-name="P4"><text:span text:style-name="Strong_20_Emphasis">Moderate</text:span> risk management as testing starts later.</text:p>
          </table:table-cell>
          <table:table-cell table:style-name="Table7.A1" office:value-type="string">
            <text:p text:style-name="P4"><text:span text:style-name="Strong_20_Emphasis">Improved</text:span> risk mitigation through early and continuous testing.</text:p>
          </table:table-cell>
        </table:table-row>
        <table:table-row>
          <table:table-cell table:style-name="Table7.A1" office:value-type="string">
            <text:p text:style-name="P4"><text:span text:style-name="Strong_20_Emphasis">Example</text:span></text:p>
          </table:table-cell>
          <table:table-cell table:style-name="Table7.A1" office:value-type="string">
            <text:p text:style-name="P4">Used in <text:span text:style-name="Strong_20_Emphasis">medical software</text:span> or <text:span text:style-name="Strong_20_Emphasis">aerospace systems</text:span> that need strict validation and testing post-development.</text:p>
          </table:table-cell>
          <table:table-cell table:style-name="Table7.A1" office:value-type="string">
            <text:p text:style-name="P4">Suitable for <text:span text:style-name="Strong_20_Emphasis">complex software</text:span> where issues need to be detected early (e.g., banking or ERP systems).</text:p>
          </table:table-cell>
        </table:table-row>
      </table:table>
      <text:p text:style-name="P2"/>
      <text:p text:style-name="P7">Software quality assurance (SQA)</text:p>
      <text:p text:style-name="P7">process mesures devlopment of software quality</text:p>
      <text:p text:style-name="P7">eg- quality standard ISO 9000/ SEZ CMM</text:p>
      <text:p text:style-name="P7"/>
      <text:p text:style-name="P8">Activities of SQA</text:p>
      <text:p text:style-name="P12">prepares planning</text:p>
      <text:p text:style-name="P12">participates in devlopment</text:p>
      <text:p text:style-name="P12">review software engineering activity according to S/W process-oriented</text:p>
      <text:p text:style-name="P12">Design audits </text:p>
      <text:p text:style-name="P12">ensures no deviation occcurs</text:p>
      <text:p text:style-name="P12">record any non compliance report to senior management</text:p>
      <text:p text:style-name="P8">Quality &amp; its Importance</text:p>
      <text:p text:style-name="P9">what?</text:p>
      <text:p text:style-name="P12"><text:tab/>Degree of excelliance</text:p>
      <text:p text:style-name="P12"><text:soft-page-break/><text:tab/>ablity to product to satisfy requirment </text:p>
      <text:p text:style-name="P12"><text:tab/>conformance fo requirment shows need of testing </text:p>
      <text:p text:style-name="P9">Importnace</text:p>
      <text:p text:style-name="P12"><text:tab/>conformance to satisfaction </text:p>
      <text:p text:style-name="P12"><text:tab/>good performance of specs</text:p>
      <text:p text:style-name="P12"><text:tab/>meets operational requirment</text:p>
      <text:p text:style-name="P12"><text:tab/>no negetive impact to existing user </text:p>
      <text:p text:style-name="P12"><text:tab/>if software have lesser defects saves tiem in testing / maintenance</text:p>
      <text:p text:style-name="P12"/>
      <text:p text:style-name="P13">Need of QA</text:p>
      <text:p text:style-name="P13">meets goal’s </text:p>
      <text:p text:style-name="P13">does what it supposed to do </text:p>
      <text:p text:style-name="P13">no bug error failure </text:p>
      <text:p text:style-name="P13">good quality software leads to leser devlopment time /maintainance</text:p>
      <text:p text:style-name="P14">Benifits</text:p>
      <text:p text:style-name="P13">reduce cost of devlopment </text:p>
      <text:p text:style-name="P13">reduce cost of maintainance </text:p>
      <text:p text:style-name="P13">product overall quality improvement</text:p>
      <text:p text:style-name="P13">improved custumer satisfaction</text:p>
      <text:p text:style-name="P13"/>
      <text:p text:style-name="P14">Budget of QA</text:p>
      <text:p text:style-name="P13">cost of quality =const of conformance + cost on non conformance</text:p>
      <text:p text:style-name="P13">testing add’s cost of conformance</text:p>
      <text:p text:style-name="P13">it must directly reduce cost of non conformanceor else it is waste testing to other than finding bug is </text:p>
      <text:p text:style-name="P13">WOMBAT(waste of money brain and time)</text:p>
      <text:p text:style-name="P10">cost of conformance</text:p>
      <text:p text:style-name="P13">cost of conformance of product /service requiement </text:p>
      <text:p text:style-name="P10">Prevention cost</text:p>
      <text:p text:style-name="P13">testing cost </text:p>
      <text:p text:style-name="P11">cost of non conformance</text:p>
      <text:p text:style-name="P15">def-</text:p>
      <text:p text:style-name="P15">internal failure </text:p>
      <text:p text:style-name="P15"><text:soft-page-break/>external failure cost</text:p>
      <text:p text:style-name="P15"/>
      <text:p text:style-name="P15"/>
      <text:p text:style-name="P15">Types of testing </text:p>
      <text:p text:style-name="P15">Black box. </text:p>
      <text:p text:style-name="P15">White Box.</text:p>
      <text:p text:style-name="P15"/>
      <text:p text:style-name="P15">Levels of testing <text:s/></text:p>
      <text:list text:style-name="L1">
        <text:list-item>
          <text:p text:style-name="P16">unit testing </text:p>
        </text:list-item>
      </text:list>
      <text:p text:style-name="P15">Basic path testing </text:p>
      <text:p text:style-name="P15">control stuucture</text:p>
      <text:p text:style-name="P15"><text:tab/> sequential testing conditional converage </text:p>
      <text:p text:style-name="P15"/>
      <text:p text:style-name="P15">loop coverage</text:p>
      <text:list text:continue-numbering="true" text:style-name="L1">
        <text:list-item>
          <text:p text:style-name="P16">Integration testing </text:p>
        </text:list-item>
        <text:list-item>
          <text:p text:style-name="P16">System testing </text:p>
        </text:list-item>
        <text:list-item>
          <text:p text:style-name="P16">User aceptance testing (UAT)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05:51:27.392000000</meta:creation-date>
    <dc:date>2024-10-27T06:18:48.277000000</dc:date>
    <meta:editing-duration>PT27M21S</meta:editing-duration>
    <meta:editing-cycles>5</meta:editing-cycles>
    <meta:generator>LibreOffice/24.2.2.2$Windows_X86_64 LibreOffice_project/d56cc158d8a96260b836f100ef4b4ef25d6f1a01</meta:generator>
    <meta:document-statistic meta:table-count="2" meta:image-count="0" meta:object-count="0" meta:page-count="3" meta:paragraph-count="90" meta:word-count="416" meta:character-count="2856" meta:non-whitespace-character-count="2499"/>
  </office:meta>
</office:document-meta>
</file>